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text-properties fo:font-size="11pt" officeooo:rsid="00154916" officeooo:paragraph-rsid="00154916" style:font-size-asian="11pt" style:font-size-complex="11pt"/>
    </style:style>
    <style:style style:name="T1" style:family="text">
      <style:text-properties officeooo:rsid="00154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y pro predikci nelineárních vztahů</text:p>
      <text:p text:style-name="P1">Johan Eigner R3.A</text:p>
      <text:p text:style-name="P1"/>
      <text:p text:style-name="P1">Úvod a teorie</text:p>
      <text:p text:style-name="P1">Prezentaci si pro lepší čitelnost můžete spustit na https://jeohan19.github.io/inf_MLP_prezentace/ </text:p>
      <text:p text:style-name="P1"/>
      <text:p text:style-name="P1">Lineární vztah</text:p>
      <text:p text:style-name="P1">y se mění v závislosti na x</text:p>
      <text:p text:style-name="P1">grafem bude vždy přímka</text:p>
      <text:p text:style-name="P1">například y = x * 2 nebo y = (x + 3) / 7</text:p>
      <text:p text:style-name="P1">každý lineární vztah lze vyjádřit jako y = a * x + b </text:p>
      <text:p text:style-name="P1">pokud máme sadu x, y jsme schopni vztah pomocí rovnice odvodit </text:p>
      <text:p text:style-name="P1">a určuje sklon přímky, b určuje posun</text:p>
      <text:p text:style-name="P1"/>
      <text:p text:style-name="P1"/>
      <text:p text:style-name="P1">Lineární vztah </text:p>
      <text:p text:style-name="P1">y = x * 1</text:p>
      <text:p text:style-name="P1">y = x <text:s/>+ 1</text:p>
      <text:p text:style-name="P1">y = (x * 2) + 4</text:p>
      <text:p text:style-name="P1"/>
      <text:p text:style-name="P1">Nelineární vztah</text:p>
      <text:p text:style-name="P1">grafem není přímka</text:p>
      <text:p text:style-name="P1">nelze vyjádřit jako y = a * x + b</text:p>
      <text:p text:style-name="P1">například mocniny, goniometrické funkce (sinus, cosinus, tangens)</text:p>
      <text:p text:style-name="P1">u složitějšího nelineárního vztahu nebo u kombinace nelineárních vztahů je obtížné nebo nemožné je nějak matematicky odvodit ze sady x, y</text:p>
      <text:p text:style-name="P1">čím “křivější” <text:s/>graf daný vztah má, tím náročnější je na odhalení (platí i pro neuronové sítě)</text:p>
      <text:p text:style-name="P1"/>
      <text:p text:style-name="P1">N</text:p>
      <text:p text:style-name="P1">y = x 2</text:p>
      <text:p text:style-name="P1">y = cos(x) 3 + 1</text:p>
      <text:p text:style-name="P1">y = cos(x)</text:p>
      <text:p text:style-name="P1"/>
      <text:p text:style-name="P1"/>
      <text:p text:style-name="P1">Neuronové sítě </text:p>
      <text:p text:style-name="P1">y = cos(x 3)</text:p>
      <text:p text:style-name="P1"/>
      <text:p text:style-name="P1">Nelineární úlohy </text:p>
      <text:p text:style-name="P1">bežnými algoritmy je řešení extrémně náročné / nemožné</text:p>
      <text:p text:style-name="P1">řešení je nelineární nebo není založeno na matematických principech </text:p>
      <text:p text:style-name="P1">řeší se pomocí různých typů neuronových sítí</text:p>
      <text:p text:style-name="P1">odvození znaků z rukopisu → systém psaných číslic nevznikl na principech matematiky </text:p>
      <text:p text:style-name="P1">zpracování přirozeného jazyka</text:p>
      <text:p text:style-name="P1"/>
      <text:p text:style-name="P1">Architektura neuronové sítě</text:p>
      <text:p text:style-name="P1">původně založena na principech biologických neuronových sítí</text:p>
      <text:p text:style-name="P1">nyní se v některých případech původnímu konceptu vzdaluje → stále založena na neuronech, ale čím dál více je koncept modifikován pro nižší výpočetní náročnost a lepší uzpůsobení dané úloze</text:p>
      <text:p text:style-name="P1">několik základních architektur pro různé úlohy:</text:p>
      <text:p text:style-name="P1">vícevrstvý perceptron → až v další části prezentace</text:p>
      <text:p text:style-name="P1">konvoluční neuronové sítě → zpracování obrazu</text:p>
      <text:p text:style-name="P1">rekurentní neuronové sítě → zpracování sekvenčních dat (data s časovou závislostí ) - Google Translate, rozpoznání řeči, předpověď akciového trhu</text:p>
      <text:p text:style-name="P1"><text:soft-page-break/>využívá spoje mezi vzdálenými vrstvami</text:p>
      <text:p text:style-name="P1">transformerové sítě → nejpokročilejší, Chat GPT (první ze všech), Microsoft Copilot a další </text:p>
      <text:p text:style-name="P1"/>
      <text:p text:style-name="P1">Vícevrstvý perceptron (MultiLayer Perceptron)</text:p>
      <text:p text:style-name="P1">základ neuronových sítí a ai</text:p>
      <text:p text:style-name="P1">první neuronová síť schopná zachytit nelineární vztah</text:p>
      <text:p text:style-name="P1">princip znám již v 70. letech </text:p>
      <text:p text:style-name="P1">rozpoznání rukopisného textu</text:p>
      <text:p text:style-name="P1">automatizovaná výroba → detekce vadných kusů na základě snímku</text:p>
      <text:p text:style-name="P1">jednodušší autonomní systémy → autopiloti v autech → detekce pruhů vozovky a udržování vozidla mezi nimi</text:p>
      <text:p text:style-name="P1">regrese (predikce následující hodnoty na základě hodnot předchozích → například akciový trh)</text:p>
      <text:p text:style-name="P1"/>
      <text:p text:style-name="P1">Architektura a prvky vícevrstvého perceptronu</text:p>
      <text:p text:style-name="P1">vstupní vrstva</text:p>
      <text:p text:style-name="P1">skryté vrstvy</text:p>
      <text:p text:style-name="P1">výstupní vrstva</text:p>
      <text:p text:style-name="P1">aktivační funkce</text:p>
      <text:p text:style-name="P1">neurony</text:p>
      <text:p text:style-name="P1">váhy</text:p>
      <text:p text:style-name="P1">biasy</text:p>
      <text:p text:style-name="P1">inicializace vah a biasů</text:p>
      <text:p text:style-name="P1">algoritmy učení </text:p>
      <text:p text:style-name="P1"/>
      <text:p text:style-name="P1"/>
      <text:p text:style-name="P1"/>
      <text:p text:style-name="P1">Vstupní vrstva </text:p>
      <text:p text:style-name="P1">každý neuron ve vstupní vrstvě přijímá jednu hodnotu → počet informací se kterými síť pracuje = počet neuronů ve vstupní vrstvě</text:p>
      <text:p text:style-name="P1">pokud síť pracuje s ku příkladu fotografií, každý neuron ve vstupní vrstvě přijme hodnotu jednoho pixelu z fotografie</text:p>
      <text:p text:style-name="P1">pokud síť zpracovává obrázek 28 * 28 pixelů ve vstupní vrstvě bude 28 * 28 = 784 neuronů </text:p>
      <text:p text:style-name="P1">pokud pracuje s regresí (predikce y v závislosti na x) → jeden vstupní neuron (náš případ)</text:p>
      <text:p text:style-name="P1">každý neuron ve vstupní vrstvě je propojen s každým neuronem ve vrstvě následující</text:p>
      <text:p text:style-name="P1"/>
      <text:p text:style-name="P1"/>
      <text:p text:style-name="P1">Skryté vrstvy</text:p>
      <text:p text:style-name="P1">vrstvy uvnitř sítě</text:p>
      <text:p text:style-name="P1">přijímají vstupy, provádí s nimi danou operaci a odesílají je do všech neuronů následující vrstvy</text:p>
      <text:p text:style-name="P1">počet neuronů ve skrytých vrstvách a počet skrytých vrstev (hloubka sítě) výrazně ovlivňují složitost vztahu, který se síť může naučit a také výpočetní náročnost → čím více, tím náročnější na výkon</text:p>
      <text:p text:style-name="P1"/>
      <text:p text:style-name="P1">Výstupní vrstva</text:p>
      <text:p text:style-name="P1">počet neuronů závisí na úloze</text:p>
      <text:p text:style-name="P1">pokud je úlohou regrese <text:s/>→ <text:s/>výstup bude jedna číselná hodnota → 1 neuron</text:p>
      <text:p text:style-name="P1">pokud má neuronová síť vybrat z více možností (například která číslice je na fotce), počet neuronů bude roven počtu možných odpovědí </text:p>
      <text:p text:style-name="P1">výsledek každého neuronu bude pravděpodobnost, že číslo na fotce je číslice, které neuron reprezentuje </text:p>
      <text:p text:style-name="P1">pokud není v síti chyba, nejvyšší pravděpodobnost by měl dát neuron, který reprezentuje číslici na fotce</text:p>
      <text:p text:style-name="P1"><text:soft-page-break/></text:p>
      <text:p text:style-name="P1">Aktivační funkce</text:p>
      <text:p text:style-name="P1">stanovuje tzv. aktivační práh</text:p>
      <text:p text:style-name="P1">pokud je hodnota vstup do neuronu pod touto hranicí, neuron se vypne a dál žádný signál nepošle</text:p>
      <text:p text:style-name="P1">průlomový koncept</text:p>
      <text:p text:style-name="P1">přináší nepravidelnost (nelinearitu) → pokud se některé neurony zdánlivě náhodně vypnou, síť umí pracovat i s nepravidelnými vzory, které neodpovídají matematickým principům</text:p>
      <text:p text:style-name="P1">díky aktivační funkci (zjednodušeně, svoji roli hrají i některé další faktory) jsou schopné neuronové sítě svých jedinečných výkonů</text:p>
      <text:p text:style-name="P1"/>
      <text:p text:style-name="P1"/>
      <text:p text:style-name="P1">Aktivační funkce - příklad</text:p>
      <text:p text:style-name="P1">pokud síť dostane černobílý obrázek číslice, bílé pozadí nevzbudí v síti žádnou odezvu → neurony se neaktivují</text:p>
      <text:p text:style-name="P1">aktivační funkce umožní síti reagovat pouze na obrys číslice</text:p>
      <text:p text:style-name="P1">díky tomu je síť schopná “vidět / soustředit se na” důležité informace a zbytek ignorovat</text:p>
      <text:p text:style-name="P1"/>
      <text:p text:style-name="P1"/>
      <text:p text:style-name="P1">ReLU a Leaky ReLU</text:p>
      <text:p text:style-name="P1"/>
      <text:p text:style-name="P1"/>
      <text:p text:style-name="P1">Váhy</text:p>
      <text:p text:style-name="P1">hodnota každého spojení mezi neurony</text:p>
      <text:p text:style-name="P1">založeno na principu synaps v biologických neuronových sítích </text:p>
      <text:p text:style-name="P1">značeno jako w</text:p>
      <text:p text:style-name="P1"/>
      <text:p text:style-name="P1">Biasy</text:p>
      <text:p text:style-name="P1">posunují aktivační funkce neuronů </text:p>
      <text:p text:style-name="P1">umožňují neuronu aktivovat se i při nižších </text:p>
      <text:p text:style-name="P1">lepší přizpůsobení sítě datům (uvidíme v následujících částech prezentace)</text:p>
      <text:p text:style-name="P1">značeny jako b </text:p>
      <text:p text:style-name="P1"/>
      <text:p text:style-name="P1">Mraveniště aneb co všechno musí každý neuron udělat…</text:p>
      <text:p text:style-name="P1">zbytek prezentace se vztahuje pouze na menší regresní modely (jeden vstupní neuron, skryté vrstvy, jeden výstupní) → <text:s/>něco víc by bylo na další (ještě obsáhlejší) prezentaci</text:p>
      <text:p text:style-name="P1">každý neuron v každé vrstvě provádí přibližně toto:</text:p>
      <text:p text:style-name="P1">výstup neuronu = aktivační funkce (w1 * n1 + w2 * n2 + ... +wn * nn + b)</text:p>
      <text:p text:style-name="P1">b = bias</text:p>
      <text:p text:style-name="P1">w = <text:s/>váha spoje</text:p>
      <text:p text:style-name="P1">n = hodnota, kterou odeslaly neurony v předchozí vrstvě</text:p>
      <text:p text:style-name="P1">výstup neuronu je poté odeslán všem neuronům v další vrstvě (pokud projde aktivační funkcí)</text:p>
      <text:p text:style-name="P1"/>
      <text:p text:style-name="P1">Inicializace vah </text:p>
      <text:p text:style-name="P1">každý neuron odešle informaci do všech neuronů v následující vrstvě</text:p>
      <text:p text:style-name="P1">čísla porostou extrémně rychle → každý neuron v následující vrstvě obsahuje všechny hodnoty z předchozí vrstvy → následující vrstva bude mít hodnoty v podstatě o rozměrech hodnoty předchozí vrstvy * počet neuronů v následující vrstvě</text:p>
      <text:p text:style-name="P1">čísla explodují</text:p>
      <text:p text:style-name="P1">je nutné počáteční hodnoty nastavit s ohledem na tento jev, nikoliv náhodně</text:p>
      <text:p text:style-name="P1">ale jak?</text:p>
      <text:p text:style-name="P1"><text:soft-page-break/>(Kaimingova inicializace)</text:p>
      <text:p text:style-name="P1"/>
      <text:p text:style-name="P1">Inicializace vah a biasů</text:p>
      <text:p text:style-name="P1">n1 = rozsah -1:1 (průměr 0)</text:p>
      <text:p text:style-name="P1">w = náhodný rozsah -1:1 (průměr 0)</text:p>
      <text:p text:style-name="P1">pro jednoduchost všechny váhy, vstupy jsou stejné</text:p>
      <text:p text:style-name="P1">kvadratická chyba → všechny hodnoty kladné</text:p>
      <text:p text:style-name="P1">n = součet energie neuronů se vstupem do daného neuronu</text:p>
      <text:p text:style-name="P1">E[neuron] = E[(n * w) 2] = w 2 * E[n 2]</text:p>
      <text:p text:style-name="P1">E[vrstva s N neurony] = N * w 2 * E[n 2] </text:p>
      <text:p text:style-name="P1">E[předchozí vrstva] = E[následující vrstva] </text:p>
      <text:p text:style-name="P1">N * w 2 * 1 = 1</text:p>
      <text:p text:style-name="P1">předpokládáme: E[předchozí vrstva] je 1</text:p>
      <text:p text:style-name="P1">w 2 = 1 / <text:s/>N → w = √( 1 / N)</text:p>
      <text:p text:style-name="P1">odmocnění obou stran rovnic</text:p>
      <text:p text:style-name="P1"/>
      <text:p text:style-name="P1">Inicializace vah </text:p>
      <text:p text:style-name="P1">závěr:</text:p>
      <text:p text:style-name="P1">každá vrstva bude mít výstupní energii podobnou jako ta předchozí</text:p>
      <text:p text:style-name="P1">nevznikají nekonečné hodnoty, které způsobují zhroucení sítě</text:p>
      <text:p text:style-name="P1">ke správnému nastavení musíme znát počet neuronů předchozí vrstvy a počet neuronů následující vrstvy</text:p>
      <text:p text:style-name="P1">polovinu neuronů “zabije” ReLU, tedy: w = √(1 / N) →</text:p>
      <text:p text:style-name="P1"/>
      <text:p text:style-name="P1"/>
      <text:p text:style-name="P1"/>
      <text:p text:style-name="P1">Algoritmy učení (zpětné šíření chyby)</text:p>
      <text:p text:style-name="P1">díky učícím algoritmům je síť upravována z počátečních náhodných vah pro lepší výsledky</text:p>
      <text:p text:style-name="P1">zpětné šíření chyby nebo také zpětná propagace chyby <text:s/>→ jeden z nejstarších a nejpoužívanějších systémů</text:p>
      <text:p text:style-name="P1">kvadratická chyba (Loss 2)</text:p>
      <text:p text:style-name="P1">eliminuje záporné hodnoty</text:p>
      <text:p text:style-name="P1">čím větší bude odchylka, tím více se umocní </text:p>
      <text:p text:style-name="P1">mini-batch</text:p>
      <text:p text:style-name="P1">neaktualizuje parametry sítě po každém příkladu, ale aktualizuje je vždy o průměr z třeba 16 příkladů (kvůli menší náročnosti na výkon)</text:p>
      <text:p text:style-name="P1">následující podrobnosti jsou uvedeny čistě pro úplnost</text:p>
      <text:p text:style-name="P1"/>
      <text:p text:style-name="P1">V praxi</text:p>
      <text:p text:style-name="P1">pro ilustraci si vezměme tuto síť:</text:p>
      <text:p text:style-name="P1"/>
      <text:p text:style-name="P1">Derivace (velmi zjednodušeně)</text:p>
      <text:p text:style-name="P1">udává rychlost změny výsledku funkce vůči změně konkrétní proměnné</text:p>
      <text:p text:style-name="P1">příklad: derivace (w * n + b) podle w = n → d/dw(w * n + b) = n nebo d/dw = n</text:p>
      <text:p text:style-name="P1">hodnota derivace * změna proměnné = změna výsledku funkce</text:p>
      <text:p text:style-name="P1">w = 2, n = 2, b = 2 → 2 * 2 + 2 = 6</text:p>
      <text:p text:style-name="P1">w = 3, n = 2, b = 2 → 3 * 2 + 2 = 8</text:p>
      <text:p text:style-name="P1">změna w = 1</text:p>
      <text:p text:style-name="P1">n * 1 = 2 = 8 - 6</text:p>
      <text:p text:style-name="P1"/>
      <text:p text:style-name="P1">Algoritmy učení (zpětné šíření chyby)</text:p>
      <text:p text:style-name="P1">využívá řetězovou derivaci k zjištění, jak změna dané hodnoty ovlivní výsledek sítě</text:p>
      <text:p text:style-name="P1">podle toho hodnoty upravuje</text:p>
      <text:p text:style-name="P1">x = vstupní hodnota</text:p>
      <text:p text:style-name="P1">b1, b2: bias pro první a druhý skrytý neuron</text:p>
      <text:p text:style-name="P1"><text:soft-page-break/>b3: bias pro výstupní neuron</text:p>
      <text:p text:style-name="P1">t: cílová hodnota (target)</text:p>
      <text:p text:style-name="P1">w1: váha od vstupu k prvnímu skrytému neuronu</text:p>
      <text:p text:style-name="P1">w2: váha od vstupu ke druhému skrytému neuronu</text:p>
      <text:p text:style-name="P1">w3: váha od prvního skrytého neuronu k výstupu</text:p>
      <text:p text:style-name="P1">w4: váha od druhého skrytého neuronu k výstupu</text:p>
      <text:p text:style-name="P1"/>
      <text:p text:style-name="P1">Algoritmy učení (zpětné šíření chyby)</text:p>
      <text:p text:style-name="P1">L = kvadratická chyba = ½ * (y - t) 2 </text:p>
      <text:p text:style-name="P1">derivace mocniny = 2x</text:p>
      <text:p text:style-name="P1">derivace L = ½ * 2(y - t) = (y - t)</text:p>
      <text:p text:style-name="P1">používá se pouze kvůli zjednodušení výpočtu</text:p>
      <text:p text:style-name="P1">ReLU(z) = max(0, z) dReLU(z)/dz = 1, pokud z &gt; 0 <text:s text:c="40"/></text:p>
      <text:p text:style-name="P1">...</text:p>
      <text:p text:style-name="P1">h2 = ReLU(z2): výstup druhého skrytého neuronu</text:p>
      <text:p text:style-name="P1">z3 = w3 * h1 + w4 * h2 + b3: předaktivace výstupního neuronu</text:p>
      <text:p text:style-name="P1">y = z3: výstupní hodnota (bez aktivační funkce ve výstupu, lineární)</text:p>
      <text:p text:style-name="P1">L = 0.5 * (y - t) 2</text:p>
      <text:p text:style-name="P1"/>
      <text:p text:style-name="P1">Řetězové derivace</text:p>
      <text:p text:style-name="P1">obecný tvar aktualizace vah a biasů:</text:p>
      <text:p text:style-name="P1">wn = wn - learning_rate * dL/dwn</text:p>
      <text:p text:style-name="P1">bn = bn - learning_rate * dL/dbn</text:p>
      <text:p text:style-name="P1"/>
      <text:p text:style-name="P1">dL/dw1 = dL/dy * dy/dh1 * dh1/dz1 * dz1/dw1 </text:p>
      <text:p text:style-name="P1">dL/dw1 = (y - t) * w3 * ReLU'(z1) * x</text:p>
      <text:p text:style-name="P1">...</text:p>
      <text:p text:style-name="P1"/>
      <text:p text:style-name="P1">Co se tedy dá zlepšit, když se princip od 70. let nezměnil aneb kam pokračuje vývoj (pokud se něco šeredně nepokazí…)</text:p>
      <text:p text:style-name="P1">CHYTŘEJŠÍ… </text:p>
      <text:p text:style-name="P1">RYCHLEJŠÍ…</text:p>
      <text:p text:style-name="P1">ROZSÁHLEJŠÍ…</text:p>
      <text:p text:style-name="P1"/>
      <text:p text:style-name="P1">Chytřejší…</text:p>
      <text:p text:style-name="P1">princip zůstává, ale stále se dá inovovat</text:p>
      <text:p text:style-name="P1">nové učící algoritmy</text:p>
      <text:p text:style-name="P1">nové struktury spojování neuronů</text:p>
      <text:p text:style-name="P1">například RNN (rekurentní neuronové sítě)</text:p>
      <text:p text:style-name="P1">sítě byly dříve schopné vzít jen jednu hodnotu a na základě té predikovat další</text:p>
      <text:p text:style-name="P1">pak přišel nápad propojit vzdálené vrstvy →</text:p>
      <text:p text:style-name="P1">tím pádem předchozí informace ovlivňovaly informace v dalších vrstvách </text:p>
      <text:p text:style-name="P1">síť poté dokázala vzít desítky - stovky hodnot a zohlednit je při predikci další</text:p>
      <text:p text:style-name="P1">self-attention mechanism (GPT) a mnoho dalších</text:p>
      <text:p text:style-name="P1">tokenizace (zpracování přirozeného jazyka)</text:p>
      <text:p text:style-name="P1">maticové výpočty </text:p>
      <text:p text:style-name="P1">vektorové výpočty</text:p>
      <text:p text:style-name="P1"/>
      <text:p text:style-name="P1">Rychlejší…</text:p>
      <text:p text:style-name="P1">nové hardwarové prostředky</text:p>
      <text:p text:style-name="P1">například neuromorfní procesory</text:p>
      <text:p text:style-name="P1">simulace neuronové sítě se prováděla virtuálně → síť fyzicky stále pracovala na CPU s tranzistory</text:p>
      <text:p text:style-name="P1">pracuje s hodnotami 0/1</text:p>
      <text:p text:style-name="P1">neuroformní procesory fyzicky napodobují neurony a synapse</text:p>
      <text:p text:style-name="P1">rozdíl je třeba práce se signály mezi 0-1</text:p>
      <text:p text:style-name="P1"><text:soft-page-break/>asynchronní fungování</text:p>
      <text:p text:style-name="P1">mnohonásobně rychlejší a úspornější oproti binárním procesorům</text:p>
      <text:p text:style-name="P1">Intel Loihi, 128 000 neuronů</text:p>
      <text:p text:style-name="P1"/>
      <text:p text:style-name="P1">Rozsáhlejší…</text:p>
      <text:p text:style-name="P1">závody v tom, kdo vytvoří větší (čtěte jako dražší/ náročnější) síť</text:p>
      <text:p text:style-name="P1">kdo ji zvládne nakrmit více daty</text:p>
      <text:p text:style-name="P1">se zlepšující se technologií můžou sítě nabývat čím dál tím obludnějších rozměrů</text:p>
      <text:p text:style-name="P1"/>
      <text:p text:style-name="P1">Praktická ukázka</text:p>
      <text:p text:style-name="P1"/>
      <text:p text:style-name="P1">Python</text:p>
      <text:p text:style-name="P1">programovací jazyk</text:p>
      <text:p text:style-name="P1">jeden z nejjednodušších </text:p>
      <text:p text:style-name="P1">želbohu jednoduchý na úkor výkonu</text:p>
      <text:p text:style-name="P1"/>
      <text:p text:style-name="P1">Knihovny v Pythonu</text:p>
      <text:p text:style-name="P1">programátor nemusí všechno tvořit sám, může využít to, co vytvořili jiní</text:p>
      <text:p text:style-name="P1">například chceme vytvořit graf závislosti x na y</text:p>
      <text:p text:style-name="P1">pokud bychom nepoužili knihovny, python kód by měl desítky řádku</text:p>
      <text:p text:style-name="P1">s použitím (hypotetických) knihoven stačí napsat: graf.zavislost(x(=1),y(=2))</text:p>
      <text:p text:style-name="P1">knihovna může být napsaná v jiném jazyce → kód bude mnohem rychlejší</text:p>
      <text:p text:style-name="P1">kód knihoven je mnohem propracovanější, stabilnější, výkonější </text:p>
      <text:p text:style-name="P1">nevýhoda: nevíme, co se ve skutečnosti v kódu děje → známe jen výstup, nikoliv proces jakým vznikl </text:p>
      <text:p text:style-name="P1">funguje jako “černá skříňka”</text:p>
      <text:p text:style-name="P1"/>
      <text:p text:style-name="P1">Abstract</text:p>
      <text:p text:style-name="P1">MLP neuronová síť se vším všudy pro aproximaci vztahu mezi x, y v čistém pythonu</text:p>
      <text:p text:style-name="P1">z kódu lze přesně vidět, co se děje</text:p>
      <text:p text:style-name="P1">veškeré výpočty jsou prováděny manuálně, žádné knihovny</text:p>
      <text:p text:style-name="P1">nejlepší pro detailní pochopení fungování neuronových sítí</text:p>
      <text:p text:style-name="P1">na úkor výkonu a stability</text:p>
      <text:p text:style-name="P1"/>
      <text:p text:style-name="P1"/>
      <text:p text:style-name="P1">S knihovnami a bez knihoven</text:p>
      <text:p text:style-name="P1">jádro sítě má nyní asi 80 řádků kódu</text:p>
      <text:p text:style-name="P1">s použitím knihoven měl kód asi 30 řádků a zrychlil přibližně 80x (díky využití výkonnějších programovacích jazyků a lepší optimalizace pro hardware (GPU))</text:p>
      <text:p text:style-name="P1">avšak kód knihovny má několik set řádků</text:p>
      <text:p text:style-name="P1"/>
      <text:p text:style-name="P1">Model</text:p>
      <text:p text:style-name="P1">1 vstupní neuron</text:p>
      <text:p text:style-name="P1">nastavitelný počet skrytých vrstev </text:p>
      <text:p text:style-name="P1">nastavitelný počet neuronů ve skrytých <text:s/>vrstvách</text:p>
      <text:p text:style-name="P1">struktura, chyba a rychlost učení modelu je vizuálně reprezentována grafy </text:p>
      <text:p text:style-name="P1">na grafy jsem kvůli úspoře času použil knihovny</text:p>
      <text:p text:style-name="P1">1 výstupní neuron</text:p>
      <text:p text:style-name="P1">síť trénována na 1000 náhodných příkladech v rozsahu -8 8 (kvůli stabilitě)</text:p>
      <text:p text:style-name="P1">testována na odlišných 1000 náhodných příkladech</text:p>
      <text:p text:style-name="P1">maximum neuronů je kvůli času testování 128</text:p>
      <text:p text:style-name="P1">v rámci pokusů jsem došel k závěru že nejstabilnější a nejreprezentativnější jsou modely s:</text:p>
      <text:p text:style-name="P1"><text:soft-page-break/>2 nebo 4 skrytými vrstvami</text:p>
      <text:p text:style-name="P1">4 nebo 8 nebo 16 nebo 32 neurony v každé skryté vrstvě</text:p>
      <text:p text:style-name="P1">obecně platí:</text:p>
      <text:p text:style-name="P1">větší síť = nestabilnější</text:p>
      <text:p text:style-name="P1">čím větší síť, tím složitější vztah zvládne</text:p>
      <text:p text:style-name="P1"/>
      <text:p text:style-name="P1">Lineární příklad (x / 7 + 3) / 2 </text:p>
      <text:p text:style-name="P1">i nejmenší síť zvládla téměř přesnou aproximaci (stačila by i jedna skrytá vrstva) </text:p>
      <text:p text:style-name="P1">testy větších modelů nejsou potřeba</text:p>
      <text:p text:style-name="P1"/>
      <text:p text:style-name="P1"/>
      <text:p text:style-name="P1">začátek oscilací</text:p>
      <text:p text:style-name="P1"/>
      <text:p text:style-name="P1">Třetí mocnina</text:p>
      <text:p text:style-name="P1">nejmenší model nestačil → zvýšení počtu neuronů ve vrstvách na 8</text:p>
      <text:p text:style-name="P1">(n8-v2)</text:p>
      <text:p text:style-name="P1"/>
      <text:p text:style-name="P1"/>
      <text:p text:style-name="P1"/>
      <text:p text:style-name="P1">y = x * cos(x)</text:p>
      <text:p text:style-name="P1"/>
      <text:p text:style-name="P1">y = x * cos(x)</text:p>
      <text:p text:style-name="P1">síť n8-v2 nebyla dostatečná</text:p>
      <text:p text:style-name="P1">vztah je nejspíš příliš komplexní pro toto množství vrstev → síť nemá dostatečnou “hloubku”</text:p>
      <text:p text:style-name="P1"/>
      <text:p text:style-name="P1"/>
      <text:p text:style-name="P1"/>
      <text:p text:style-name="P1">y = x * cos(x)</text:p>
      <text:p text:style-name="P1">n8-v4, snížení rychlosti učení, více epoch →</text:p>
      <text:p text:style-name="P1">n16-v4 →podobný výsledek</text:p>
      <text:p text:style-name="P1">n32-v4 → cca 12 minut tréninku</text:p>
      <text:p text:style-name="P1">s úpravou parametrů a 800 epochami <text:s text:c="6"/></text:p>
      <text:p text:style-name="P1"><text:s text:c="15"/></text:p>
      <text:p text:style-name="P1"/>
      <text:p text:style-name="P1"/>
      <text:p text:style-name="P1"/>
      <text:p text:style-name="P1">y = x * cos(x ^ 2)</text:p>
      <text:p text:style-name="P1">n32-v4 → </text:p>
      <text:p text:style-name="P1"/>
      <text:p text:style-name="P1">y = x * cos(x ^ 2)</text:p>
      <text:p text:style-name="P1">n32-v4 → 10 000 příkladů → <text:s/></text:p>
      <text:p text:style-name="P1">18 minut tréninku</text:p>
      <text:p text:style-name="P1">ostatní modely selhaly</text:p>
      <text:p text:style-name="P1">při menším počtu příkladů selhaly všechny modely <text:s text:c="8"/></text:p>
      <text:p text:style-name="P1"/>
      <text:p text:style-name="P1"/>
      <text:p text:style-name="P1">Heatmap (síla synapsí)</text:p>
      <text:p text:style-name="P1"/>
      <text:p text:style-name="P1">Dodatky k modelu</text:p>
      <text:p text:style-name="P1">při delším tréninku a větším výkonu hardwaru by zvládl i obtížnější úkony</text:p>
      <text:p text:style-name="P1">klasifikaci ručně psaných číslic z MNIST zvládl taktéž, avšak:</text:p>
      <text:p text:style-name="P1">kvůli nutnému zrychlení → akcelerace gpu* pomocí knihoven</text:p>
      <text:p text:style-name="P1">použití knihoven pro práci s daty</text:p>
      <text:p text:style-name="P1">nutná změna architektury kvůli změně úlohy</text:p>
      <text:p text:style-name="P1">nutné použití maticových výpočtů</text:p>
      <text:p text:style-name="P1">veškeré materiály a kódy jsou (měly by být) k dispozici na <text:soft-page-break/>https://github.com/jeohan19/inf_MLP</text:p>
      <text:p text:style-name="P1">grafy byly generovány programem během testování</text:p>
      <text:p text:style-name="P1">při přepsání kódu pro výpočty na GPU (RX 6800 16GB vram): zrychlení 40x - 80x oproti výpočtům na Ryzen 7600</text:p>
      <text:p text:style-name="P1">* výkonnostní rozdíl cpu vs gpu → počet jader (max 128 vs 3840) </text:p>
      <text:p text:style-name="P1">gpu je lepší pro zpracování velkého množství nenáročných operací</text:p>
      <text:p text:style-name="P1"/>
      <text:p text:style-name="P1"/>
      <text:p text:style-name="P1">Čistě pro zajímavost…(data nejsou vždy přesná)</text:p>
      <text:p text:style-name="P1">GPT 2:</text:p>
      <text:p text:style-name="P1">48 vrstev</text:p>
      <text:p text:style-name="P1"><text:s/>1600 neuronů v každé</text:p>
      <text:p text:style-name="P1">1 500 000 000 parametrů</text:p>
      <text:p text:style-name="P1">trénování na 40 GB textu</text:p>
      <text:p text:style-name="P1">trénink cca 40 000 - 100 000 dolarů</text:p>
      <text:p text:style-name="P1">GPT 3:</text:p>
      <text:p text:style-name="P1">175 000 000 000 parametrů</text:p>
      <text:p text:style-name="P1">asi 570 GB</text:p>
      <text:p text:style-name="P1">GPT 4: </text:p>
      <text:p text:style-name="P1">cca 1,7 bilionu parametrů ( cca 1000x více než GPT2 )</text:p>
      <text:p text:style-name="P1">tréninková data mnohonásobně větší než GPT 3 (mimo jiné zahrnují ne jen text, jako u předchozích modelů, ale i fotografie)</text:p>
      <text:p text:style-name="P1"/>
      <text:p text:style-name="P1">Přesnost informací ohledně modelů</text:p>
      <text:p text:style-name="P1">z části odhady na základě různých informací</text:p>
      <text:p text:style-name="P1">OpenAI kompletně zveřejnilo pouze model GPT 2 </text:p>
      <text:p text:style-name="P1">u ostatních zveřejnilo jen některé informace (počet parametrů, velikost tréninkových dat v tokenech (číselná reprezentace slov) a podobně)</text:p>
      <text:p text:style-name="P1"/>
      <text:p text:style-name="P1"/>
      <text:p text:style-name="P1">HPptxt (Harry Potter plain text)</text:p>
      <text:p text:style-name="P1">jednotka velikosti textových souborů</text:p>
      <text:p text:style-name="P1">jednoduše představitelná</text:p>
      <text:p text:style-name="P1">všech 7 knih Harry Potter v angličtině v .txt souboru</text:p>
      <text:p text:style-name="P1">cca 6.3 MB</text:p>
      <text:p text:style-name="P1">40 GB = cca 40 000 MB = cca 6 350 HPptxt</text:p>
      <text:p text:style-name="P1">celá anglická wikipedie v .txt asi 100 GB</text:p>
      <text:p text:style-name="P1"/>
      <text:p text:style-name="P1">Náročnost sítí</text:p>
      <text:p text:style-name="P1">i největší modely (GPT 4) generují data více méně rychlostí, jakou jsme schopni číst</text:p>
      <text:p text:style-name="P1">GPT 4 → až 1000x větší než GPT 2</text:p>
      <text:p text:style-name="P1">zdrojové kódy a natrénované hodnoty GPT 2 byly zveřejněny</text:p>
      <text:p text:style-name="P1">po stažení a zprovoznění na školních počítačích * → generování jedné odpovědi trvalo 10 - 15 minut* (trénink by trval mnoho let)</text:p>
      <text:p text:style-name="P1">*při použití GPU RX 6800 → 20 - 40 sec</text:p>
      <text:p text:style-name="P1"/>
      <text:p text:style-name="P1">* instalace žádného softwaru neproběhla (python knihovny a podobně), GPT byla spuštěna z flash disku za pomoci venv (python virtuální prostředí)</text:p>
      <text:p text:style-name="P1"/>
      <text:p text:style-name="P1"/>
      <text:p text:style-name="P1">Nyní si můžete vymyslet vztah mezi x, y a případně na něj zkusíme neuronovou síť natrénovat.</text:p>
      <text:p text:style-name="P1"/>
      <text:p text:style-name="P1">Zdroje...</text:p>
      <text:p text:style-name="P1">Děkuji za pozorno<text:span text:style-name="T1">st</text:span></text:p>
      <text:p text:style-name="P2">THE END..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2-23T20:01:00.372297700</dc:date>
    <meta:editing-duration>PT2H51M17S</meta:editing-duration>
    <meta:editing-cycles>2</meta:editing-cycles>
    <meta:generator>LibreOffice/25.2.0.3$Windows_X86_64 LibreOffice_project/e1cf4a87eb02d755bce1a01209907ea5ddc8f069</meta:generator>
    <meta:print-date>2025-02-23T17:53:30.011897600</meta:print-date>
    <meta:document-statistic meta:table-count="0" meta:image-count="0" meta:object-count="0" meta:page-count="8" meta:paragraph-count="321" meta:word-count="2424" meta:character-count="14604" meta:non-whitespace-character-count="12376"/>
  </office:meta>
</office:document-meta>
</file>